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adornments="10 Regular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 fo:padding="0.0193in" fo:border-left="none" fo:border-right="none" fo:border-top="none" fo:border-bottom="0.06pt solid #808000" style:shadow="none"/>
      <style:text-properties fo:color="#b22222" style:font-name="LM Sans Demi Cond 10" fo:font-size="13pt" fo:font-weight="normal" officeooo:rsid="0014be77" officeooo:paragraph-rsid="0014be77" style:font-size-asian="13pt" style:font-weight-asian="normal" style:font-size-complex="13pt" style:font-weight-complex="normal"/>
    </style:style>
    <style:style style:name="P2" style:family="paragraph" style:parent-style-name="Text_20_body">
      <style:paragraph-properties fo:text-align="justify" style:justify-single-word="false" fo:padding="0.0193in" fo:border-left="none" fo:border-right="none" fo:border-top="none" fo:border-bottom="0.06pt solid #808000" style:shadow="none"/>
      <style:text-properties fo:color="#b22222" style:font-name="LM Sans Demi Cond 10" fo:font-size="13pt" fo:font-weight="bold" officeooo:rsid="0014be77" officeooo:paragraph-rsid="00348e08" style:font-size-asian="13pt" style:font-weight-asian="bold" style:font-size-complex="13pt" style:font-weight-complex="bold"/>
    </style:style>
    <style:style style:name="P3" style:family="paragraph" style:parent-style-name="Text_20_body">
      <style:paragraph-properties fo:text-align="justify" style:justify-single-word="false" fo:padding="0.0193in" fo:border-left="none" fo:border-right="none" fo:border-top="none" fo:border-bottom="0.06pt solid #808000" style:shadow="none"/>
      <style:text-properties style:font-name="LM Sans Demi Cond 10" officeooo:paragraph-rsid="0014be77"/>
    </style:style>
    <style:style style:name="P4" style:family="paragraph" style:parent-style-name="Text_20_body">
      <style:paragraph-properties fo:text-align="justify" style:justify-single-word="false" fo:padding="0.0193in" fo:border-left="none" fo:border-right="none" fo:border-top="none" fo:border-bottom="0.06pt solid #808000" style:shadow="none"/>
      <style:text-properties style:font-name="LM Sans Demi Cond 10" officeooo:rsid="0052c4fe" officeooo:paragraph-rsid="0052c4fe"/>
    </style:style>
    <style:style style:name="P5" style:family="paragraph" style:parent-style-name="Text_20_body">
      <style:paragraph-properties fo:text-align="justify" style:justify-single-word="false"/>
      <style:text-properties style:font-name="LM Sans Demi Cond 10" officeooo:paragraph-rsid="0014be77"/>
    </style:style>
    <style:style style:name="P6" style:family="paragraph" style:parent-style-name="Text_20_body">
      <style:paragraph-properties fo:text-align="justify" style:justify-single-word="false"/>
      <style:text-properties style:font-name="LM Sans Demi Cond 10" officeooo:rsid="001bfd66" officeooo:paragraph-rsid="001bfd66"/>
    </style:style>
    <style:style style:name="P7" style:family="paragraph" style:parent-style-name="Text_20_body">
      <style:paragraph-properties fo:text-align="justify" style:justify-single-word="false" fo:padding="0.0193in" fo:border-left="none" fo:border-right="none" fo:border-top="0.06pt solid #808000" fo:border-bottom="none" style:shadow="none"/>
      <style:text-properties style:font-name="LM Sans Demi Cond 10" officeooo:paragraph-rsid="001bfd66"/>
    </style:style>
    <style:style style:name="P8" style:family="paragraph" style:parent-style-name="Text_20_body">
      <style:paragraph-properties fo:margin-top="0in" fo:margin-bottom="0.0043in" loext:contextual-spacing="false" fo:text-align="center" style:justify-single-word="false"/>
      <style:text-properties style:font-name="LM Sans Demi Cond 10" fo:font-size="13pt" fo:font-weight="bold" officeooo:rsid="0014be77" officeooo:paragraph-rsid="0014be77" style:font-size-asian="13pt" style:font-weight-asian="bold" style:font-size-complex="13pt" style:font-weight-complex="bold"/>
    </style:style>
    <style:style style:name="P9" style:family="paragraph" style:parent-style-name="Text_20_body">
      <style:paragraph-properties fo:margin-top="0in" fo:margin-bottom="0.0043in" loext:contextual-spacing="false" fo:text-align="center" style:justify-single-word="false"/>
      <style:text-properties fo:color="#b22222" style:font-name="LM Sans Demi Cond 10" fo:font-size="14pt" fo:font-weight="bold" officeooo:rsid="0014be77" officeooo:paragraph-rsid="0014be7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top="0.1181in" fo:margin-bottom="0in" loext:contextual-spacing="false" fo:text-align="justify" style:justify-single-word="false"/>
      <style:text-properties officeooo:paragraph-rsid="0052c4fe"/>
    </style:style>
    <style:style style:name="P11" style:family="paragraph" style:parent-style-name="Text_20_body">
      <style:paragraph-properties fo:text-align="justify" style:justify-single-word="false"/>
      <style:text-properties officeooo:paragraph-rsid="005b2d25"/>
    </style:style>
    <style:style style:name="P12" style:family="paragraph" style:parent-style-name="Text_20_body">
      <style:paragraph-properties fo:text-align="justify" style:justify-single-word="false"/>
      <style:text-properties officeooo:paragraph-rsid="0073eb0e"/>
    </style:style>
    <style:style style:name="P13" style:family="paragraph" style:parent-style-name="Text_20_body">
      <style:paragraph-properties fo:text-align="justify" style:justify-single-word="false"/>
      <style:text-properties style:font-name="LM Sans Demi Cond 10" officeooo:rsid="0056860c" officeooo:paragraph-rsid="0056860c"/>
    </style:style>
    <style:style style:name="P14" style:family="paragraph" style:parent-style-name="Text_20_body">
      <style:paragraph-properties fo:text-align="justify" style:justify-single-word="false"/>
      <style:text-properties style:font-name="LM Sans Demi Cond 10" fo:font-size="11pt" fo:font-weight="bold" officeooo:rsid="0052c4fe" style:font-size-asian="11pt" style:font-weight-asian="bold" style:font-size-complex="11pt" style:font-weight-complex="bold"/>
    </style:style>
    <style:style style:name="P15" style:family="paragraph" style:parent-style-name="Text_20_body">
      <style:paragraph-properties fo:text-align="justify" style:justify-single-word="false"/>
      <style:text-properties style:font-name="LM Sans Demi Cond 10" fo:font-size="11pt" fo:font-weight="bold" officeooo:rsid="0052c4fe" officeooo:paragraph-rsid="00582099" style:font-size-asian="11pt" style:font-weight-asian="bold" style:font-size-complex="11pt" style:font-weight-complex="bold"/>
    </style:style>
    <style:style style:name="P16" style:family="paragraph" style:parent-style-name="Text_20_body">
      <style:paragraph-properties fo:text-align="justify" style:justify-single-word="false"/>
      <style:text-properties style:font-name="LM Sans Demi Cond 10" fo:font-size="11pt" fo:font-weight="bold" officeooo:rsid="0052c4fe" officeooo:paragraph-rsid="005a36a7" style:font-size-asian="11pt" style:font-weight-asian="bold" style:font-size-complex="11pt" style:font-weight-complex="bold"/>
    </style:style>
    <style:style style:name="P17" style:family="paragraph" style:parent-style-name="Text_20_body">
      <style:paragraph-properties fo:text-align="justify" style:justify-single-word="false"/>
      <style:text-properties style:font-name="LM Sans Demi Cond 10" fo:font-size="12pt" fo:font-weight="bold" officeooo:rsid="0052c4fe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text-align="justify" style:justify-single-word="false"/>
      <style:text-properties style:font-name="LM Sans Demi Cond 10" fo:font-size="12pt" fo:font-weight="bold" officeooo:rsid="0052c4fe" officeooo:paragraph-rsid="005a36a7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text-align="justify" style:justify-single-word="false"/>
      <style:text-properties style:font-name="LM Sans Demi Cond 10" fo:font-size="12pt" fo:font-weight="bold" officeooo:rsid="0066a99a" officeooo:paragraph-rsid="0066a99a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text-align="justify" style:justify-single-word="false"/>
      <style:text-properties style:font-name="LM Sans Demi Cond 10" fo:font-size="12pt" fo:font-weight="bold" officeooo:rsid="006cfe95" officeooo:paragraph-rsid="006cfe95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text-align="justify" style:justify-single-word="false"/>
      <style:text-properties style:font-name="LM Sans Demi Cond 10" fo:font-size="12pt" fo:font-weight="bold" officeooo:rsid="0073aafb" officeooo:paragraph-rsid="0073aafb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text-align="justify" style:justify-single-word="false"/>
      <style:text-properties style:font-name="LM Sans Demi Cond 10" officeooo:rsid="005b2d25" officeooo:paragraph-rsid="005b2d25"/>
    </style:style>
    <style:style style:name="P23" style:family="paragraph" style:parent-style-name="Text_20_body">
      <style:paragraph-properties fo:text-align="justify" style:justify-single-word="false"/>
      <style:text-properties style:font-name="LM Sans Demi Cond 10" officeooo:rsid="005b2d25" officeooo:paragraph-rsid="005b2d25"/>
    </style:style>
    <style:style style:name="P24" style:family="paragraph" style:parent-style-name="Text_20_body">
      <style:paragraph-properties fo:text-align="justify" style:justify-single-word="false"/>
      <style:text-properties style:font-name="LM Sans Demi Cond 10" officeooo:rsid="005e5490" officeooo:paragraph-rsid="005e5490"/>
    </style:style>
    <style:style style:name="P25" style:family="paragraph" style:parent-style-name="Text_20_body">
      <style:paragraph-properties fo:text-align="justify" style:justify-single-word="false"/>
      <style:text-properties style:font-name="LM Sans Demi Cond 10" officeooo:rsid="005f75bd" officeooo:paragraph-rsid="005f75bd"/>
    </style:style>
    <style:style style:name="P26" style:family="paragraph" style:parent-style-name="Text_20_body">
      <style:paragraph-properties fo:text-align="justify" style:justify-single-word="false"/>
      <style:text-properties fo:color="#1b75bc" style:font-name="LM Sans Demi Cond 10" officeooo:rsid="005f75bd" officeooo:paragraph-rsid="005f75bd"/>
    </style:style>
    <style:style style:name="P27" style:family="paragraph" style:parent-style-name="Text_20_body">
      <style:paragraph-properties fo:text-align="justify" style:justify-single-word="false"/>
      <style:text-properties fo:color="#1b75bc" style:font-name="LM Sans Demi Cond 10" officeooo:rsid="005e5490" officeooo:paragraph-rsid="005e5490"/>
    </style:style>
    <style:style style:name="P28" style:family="paragraph" style:parent-style-name="Text_20_body">
      <style:paragraph-properties fo:text-align="justify" style:justify-single-word="false"/>
      <style:text-properties fo:color="#1b75bc" style:font-name="LM Sans Demi Cond 10" officeooo:rsid="005b2d25" officeooo:paragraph-rsid="005b2d25"/>
    </style:style>
    <style:style style:name="P29" style:family="paragraph" style:parent-style-name="Text_20_body">
      <style:paragraph-properties fo:text-align="justify" style:justify-single-word="false"/>
      <style:text-properties fo:color="#1b75bc" officeooo:paragraph-rsid="005b2d25"/>
    </style:style>
    <style:style style:name="P30" style:family="paragraph" style:parent-style-name="Text_20_body">
      <style:paragraph-properties fo:text-align="justify" style:justify-single-word="false"/>
      <style:text-properties fo:color="#1b75bc" officeooo:paragraph-rsid="0073eb0e"/>
    </style:style>
    <style:style style:name="P31" style:family="paragraph" style:parent-style-name="Text_20_body">
      <style:paragraph-properties fo:text-align="justify" style:justify-single-word="false"/>
      <style:text-properties fo:color="#1b75bc" style:font-name="LM Sans Demi Cond 10" fo:font-size="12pt" fo:font-weight="bold" officeooo:rsid="0066a99a" officeooo:paragraph-rsid="0066a99a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text-align="justify" style:justify-single-word="false"/>
      <style:text-properties fo:color="#1b75bc" style:font-name="LM Sans Demi Cond 10" fo:font-size="12pt" fo:font-weight="bold" officeooo:rsid="006cfe95" officeooo:paragraph-rsid="006cfe95" style:font-size-asian="12pt" style:font-weight-asian="bold" style:font-size-complex="12pt" style:font-weight-complex="bold"/>
    </style:style>
    <style:style style:name="P33" style:family="paragraph" style:parent-style-name="Text_20_body">
      <style:paragraph-properties fo:text-align="justify" style:justify-single-word="false"/>
      <style:text-properties fo:color="#1b75bc" officeooo:rsid="0074c245" officeooo:paragraph-rsid="0074c245"/>
    </style:style>
    <style:style style:name="P34" style:family="paragraph" style:parent-style-name="Text_20_body">
      <style:paragraph-properties fo:text-align="justify" style:justify-single-word="false" fo:padding="0.0193in" fo:border-left="none" fo:border-right="none" fo:border-top="none" fo:border-bottom="0.06pt solid #808000" style:shadow="none"/>
      <style:text-properties fo:color="#b22222" style:font-name="LM Sans Demi Cond 10" fo:font-size="13pt" fo:font-weight="bold" officeooo:rsid="0014be77" officeooo:paragraph-rsid="00582099" style:font-size-asian="13pt" style:font-weight-asian="bold" style:font-size-complex="13pt" style:font-weight-complex="bold"/>
    </style:style>
    <style:style style:name="P35" style:family="paragraph" style:parent-style-name="Text_20_body">
      <style:paragraph-properties fo:text-align="justify" style:justify-single-word="false" fo:padding="0.0193in" fo:border-left="none" fo:border-right="none" fo:border-top="none" fo:border-bottom="0.06pt solid #808000" style:shadow="none"/>
      <style:text-properties fo:color="#b22222" style:font-name="LM Sans Demi Cond 10" fo:font-size="13pt" fo:font-weight="bold" officeooo:rsid="0014be77" officeooo:paragraph-rsid="005a36a7" style:font-size-asian="13pt" style:font-weight-asian="bold" style:font-size-complex="13pt" style:font-weight-complex="bold"/>
    </style:style>
    <style:style style:name="P36" style:family="paragraph" style:parent-style-name="Preformatted_20_Text">
      <style:paragraph-properties fo:text-align="justify" style:justify-single-word="false"/>
      <style:text-properties fo:color="#1b75bc" style:font-name="LM Sans Demi Cond 10" fo:font-size="12pt" fo:font-weight="bold" officeooo:rsid="0066a99a" officeooo:paragraph-rsid="0066a99a" style:font-size-asian="12pt" style:font-weight-asian="bold" style:font-size-complex="12pt" style:font-weight-complex="bold"/>
    </style:style>
    <style:style style:name="T1" style:family="text">
      <style:text-properties officeooo:rsid="0014be77"/>
    </style:style>
    <style:style style:name="T2" style:family="text">
      <style:text-properties officeooo:rsid="001bfd66"/>
    </style:style>
    <style:style style:name="T3" style:family="text">
      <style:text-properties style:font-name="LM Sans Demi Cond 10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LM Sans Demi Cond 10" fo:font-size="12pt" fo:font-weight="normal" officeooo:rsid="0058c025" style:font-size-asian="12pt" style:font-weight-asian="normal" style:font-size-complex="12pt" style:font-weight-complex="normal"/>
    </style:style>
    <style:style style:name="T5" style:family="text">
      <style:text-properties style:font-name="LM Sans Demi Cond 10" fo:font-size="12pt" fo:font-weight="bold" officeooo:rsid="0073eb0e" style:font-size-asian="12pt" style:font-weight-asian="bold" style:font-size-complex="12pt" style:font-weight-complex="bold"/>
    </style:style>
    <style:style style:name="T6" style:family="text">
      <style:text-properties style:font-name="LM Sans Demi Cond 10" fo:font-size="12pt" fo:font-weight="bold" officeooo:rsid="0075c5e5" style:font-size-asian="12pt" style:font-weight-asian="bold" style:font-size-complex="12pt" style:font-weight-complex="bold"/>
    </style:style>
    <style:style style:name="T7" style:family="text">
      <style:text-properties style:font-name="LM Sans Demi Cond 10" fo:font-size="12pt" fo:font-weight="bold" officeooo:rsid="0077abc8" style:font-size-asian="12pt" style:font-weight-asian="bold" style:font-size-complex="12pt" style:font-weight-complex="bold"/>
    </style:style>
    <style:style style:name="T8" style:family="text">
      <style:text-properties style:font-name="LM Sans Demi Cond 10" fo:font-size="12pt" fo:font-weight="bold" officeooo:rsid="007963de" style:font-size-asian="12pt" style:font-weight-asian="bold" style:font-size-complex="12pt" style:font-weight-complex="bold"/>
    </style:style>
    <style:style style:name="T9" style:family="text">
      <style:text-properties style:font-name="LM Sans Demi Cond 10" officeooo:rsid="005b2d25"/>
    </style:style>
    <style:style style:name="T10" style:family="text">
      <style:text-properties officeooo:rsid="0042035a"/>
    </style:style>
    <style:style style:name="T11" style:family="text">
      <style:text-properties officeooo:rsid="00483d8f"/>
    </style:style>
    <style:style style:name="T12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use-window-font-color="true" fo:font-size="12pt" fo:font-weight="normal" officeooo:rsid="0052c4fe" style:font-size-asian="12pt" style:font-weight-asian="normal" style:font-size-complex="12pt" style:font-weight-complex="normal"/>
    </style:style>
    <style:style style:name="T14" style:family="text">
      <style:text-properties fo:color="#b22222"/>
    </style:style>
    <style:style style:name="T15" style:family="text">
      <style:text-properties fo:color="#b22222" officeooo:rsid="001bfd66"/>
    </style:style>
    <style:style style:name="T16" style:family="text">
      <style:text-properties fo:color="#b22222" officeooo:rsid="0014be77"/>
    </style:style>
    <style:style style:name="T17" style:family="text">
      <style:text-properties fo:color="#b22222" officeooo:rsid="0052c4fe"/>
    </style:style>
    <style:style style:name="T18" style:family="text">
      <style:text-properties fo:color="#b22222" officeooo:rsid="0053bb55"/>
    </style:style>
    <style:style style:name="T19" style:family="text">
      <style:text-properties fo:color="#b22222" officeooo:rsid="0069f402"/>
    </style:style>
    <style:style style:name="T20" style:family="text">
      <style:text-properties officeooo:rsid="0052c4fe"/>
    </style:style>
    <style:style style:name="T21" style:family="text">
      <style:text-properties officeooo:rsid="00546e62"/>
    </style:style>
    <style:style style:name="T22" style:family="text">
      <style:text-properties officeooo:rsid="005d1213"/>
    </style:style>
    <style:style style:name="T23" style:family="text">
      <style:text-properties officeooo:rsid="006e50f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EGURIDAD EN SISTEMAS OPERATIVOS</text:p>
      <text:p text:style-name="P8">4º Grado en Informática – <text:span text:style-name="T10">Complementos de Ing. del Software</text:span></text:p>
      <text:p text:style-name="P8">Curso 201<text:span text:style-name="T11">7</text:span>-1<text:span text:style-name="T11">8</text:span></text:p>
      <text:p text:style-name="P6"/>
      <text:p text:style-name="P7"><text:span text:style-name="T15">Práctica </text:span><text:span text:style-name="T17">[</text:span><text:span text:style-name="T18">1</text:span><text:span text:style-name="T17">]</text:span><text:span text:style-name="T2">. Administración de la seguridad en Linux </text:span></text:p>
      <text:p text:style-name="P3"><text:span text:style-name="T16">Sesión </text:span><text:span text:style-name="T17">[</text:span><text:span text:style-name="T19">4</text:span><text:span text:style-name="T17">]</text:span><text:span text:style-name="T1">. SELinux (Security Enhanced Linux)</text:span></text:p>
      <text:p text:style-name="P4"><text:span text:style-name="T14">Autor</text:span><text:span text:style-name="T14"><text:note text:id="ftn1" text:note-class="footnote"><text:note-citation>1</text:note-citation><text:note-body><text:p text:style-name="P10"><text:span text:style-name="T12"><text:s/></text:span><text:span text:style-name="T13">Como autor d</text:span><text:span text:style-name="T12">eclar</text:span><text:span text:style-name="T13">o</text:span><text:span text:style-name="T12"> que los contenidos del presente documento son originales y elaborados por </text:span><text:span text:style-name="T13">mi</text:span><text:span text:style-name="T12">. De no cumplir con este compromiso, </text:span><text:span text:style-name="T13">soy</text:span><text:span text:style-name="T12"> consciente de que, de acuerdo con la “</text:span><text:a xlink:type="simple" xlink:href="http://www.ugr.es/~minpet/pages/enpdf/normativaevaluacionycalificacion.pdf" text:style-name="Internet_20_link" text:visited-style-name="Visited_20_Internet_20_Link"><text:span text:style-name="Internet_20_link"><text:span text:style-name="T12">Normativa de evaluación y de calificaciones de los estudiantes de la Universidad de Granada</text:span></text:span></text:a><text:span text:style-name="T12">” esto “conllevará la calificación numérica de cero … independientemente del resto de calificaciones que el estudiante hubiera obtenido ...”</text:span></text:p></text:note-body></text:note></text:span><text:span text:style-name="T14">:</text:span> <text:span text:style-name="T21">Rubén Calvo Villazán</text:span></text:p>
      <text:p text:style-name="P5"/>
      <text:p text:style-name="P1"><text:span text:style-name="T20">Ejercicio </text:span>1. </text:p>
      <text:p text:style-name="P13">Crear un usuario SELinux denominado admin con el rol sysadm_r </text:p>
      <text:p text:style-name="P22">Primero creamos el usuario admin en el sistema:</text:p>
      <text:p text:style-name="P29"><text:span text:style-name="T9">$&gt; useradd -m admin # Crea directorio /home</text:span></text:p>
      <text:p text:style-name="P22">Después creamos usuario admin en SELinux <text:span text:style-name="T22">con rol sysadm_r</text:span>:</text:p>
      <text:p text:style-name="P28">$&gt; <text:span text:style-name="T22">semanage user –roles ‘sysadm_r’ --prefix user –add admin_u</text:span></text:p>
      <text:p text:style-name="P24">Asociamos el usuario creado en SELinux al usuario admin del sistema:</text:p>
      <text:p text:style-name="P27">$&gt; semanage login –add –seuser admin_u admin</text:p>
      <text:p text:style-name="P25">Cambiamos contexto de seguridad:</text:p>
      <text:p text:style-name="P26">$&gt; chcon -R -u admin_u /home/admin/</text:p>
      <text:p text:style-name="P11"/>
      <text:p text:style-name="P2"><text:span text:style-name="T20">Ejercicio 2</text:span>. </text:p>
      <text:p text:style-name="P14"><text:span text:style-name="Source_20_Text"><text:span text:style-name="T4">L</text:span></text:span><text:span text:style-name="Source_20_Text"><text:span text:style-name="T3">ocaliza algunos mensajes de los logs de tu sistema, o genera alguno, y describe la denegación</text:span></text:span></text:p>
      <text:p text:style-name="P17">que producen.</text:p>
      <text:p text:style-name="P21">Podemos generar un mensaje de error cuando hacemos sudo su y escribimos una contraseña incorrecta. El mensaje de error en este caso es el siguiente:</text:p>
      <text:p text:style-name="P30"><text:span text:style-name="T5">$&gt; /</text:span><text:span text:style-name="T8">sbin/</text:span><text:span text:style-name="T5">ausearch -ts recent</text:span></text:p>
      <text:p text:style-name="P12"><text:span text:style-name="T5"/></text:p>
      <text:p text:style-name="P12"><text:span text:style-name="T5"/></text:p>
      <text:p text:style-name="P33"><text:span text:style-name="T5">time-&gt;Mon Nov </text:span><text:span text:style-name="T6">1</text:span><text:span text:style-name="T5">3 2</text:span><text:span text:style-name="T6">2</text:span><text:span text:style-name="T5">:</text:span><text:span text:style-name="T6">32</text:span><text:span text:style-name="T5">:</text:span><text:span text:style-name="T6">07</text:span><text:span text:style-name="T5"> 201</text:span><text:span text:style-name="T6">7</text:span></text:p>
      <text:p text:style-name="P33"><text:soft-page-break/><text:span text:style-name="T5">type=USER_AUTH msg=audit(1415055434.297:769): pid=</text:span><text:span text:style-name="T7">22610</text:span><text:span text:style-name="T5"> uid=</text:span><text:span text:style-name="T7">6</text:span><text:span text:style-name="T5">01</text:span></text:p>
      <text:p text:style-name="P33"><text:span text:style-name="T5">auid=</text:span><text:span text:style-name="T7">4</text:span><text:span text:style-name="T5">0</text:span><text:span text:style-name="T7">6</text:span><text:span text:style-name="T5"> ses=1</text:span></text:p>
      <text:p text:style-name="P33"><text:span text:style-name="T5">subj=unconfined_u:unconfined_r:unconfined_t:s0-s0:c0.c1023</text:span></text:p>
      <text:p text:style-name="P33"><text:span text:style-name="T5">msg='op=PAM:authentication acct="root" exe="/usr/bin/su"</text:span></text:p>
      <text:p text:style-name="P33"><text:span text:style-name="T5">hostname=? addr=? terminal=pts/2 res=failed'</text:span></text:p>
      <text:p text:style-name="P34"/>
      <text:p text:style-name="P34"/>
      <text:p text:style-name="P34"><text:span text:style-name="T20">Ejercicio 3</text:span>. </text:p>
      <text:p text:style-name="P15"><text:span text:style-name="Source_20_Text"><text:span text:style-name="T3">Indicar la orden que debemos ejecutar para pasar de un estado permisivo a uno obligatorio.</text:span></text:span></text:p>
      <text:p text:style-name="P19">Para ello usamos la orden setenforce, setenforce modifica el modo en el que se </text:p>
      <text:p text:style-name="P19">ejecuta SELinux.</text:p>
      <text:p text:style-name="P19">Para pasar de estado permisivo a obligatorio debemos ejecutar:</text:p>
      <text:p text:style-name="P31">$&gt; setenforce 1</text:p>
      <text:p text:style-name="P19">Podemos ver el modo con:</text:p>
      <text:p text:style-name="P36">$&gt; sestatus | grep -i mode</text:p>
      <text:p text:style-name="P19"/>
      <text:p text:style-name="P35"><text:span text:style-name="T20">Ejercicio 4</text:span>. </text:p>
      <text:p text:style-name="P16"><text:span text:style-name="Source_20_Text"><text:span text:style-name="T3">Completar la tabla anterior para la distribución de Linux que esté usando cada uno de</text:span></text:span></text:p>
      <text:p text:style-name="P18">vosotros.</text:p>
      <text:p text:style-name="P20">El sistema usado es Fedora 20 en VirtualBox, las políticas establecidas son:</text:p>
      <text:p text:style-name="P20">Distro:<text:tab/><text:tab/>Policy <text:s/><text:tab/>MLS?<text:tab/><text:tab/>deny_unknown<text:tab/>unconfined_domains <text:tab/>UBAC?</text:p>
      <text:p text:style-name="P20"><text:tab/><text:tab/>store name:</text:p>
      <text:p text:style-name="P32">Fedora 20<text:tab/><text:span text:style-name="T23">targeted<text:tab/>enabled<text:tab/>allowed<text:tab/><text:tab/><text:tab/> <text:s text:c="4"/>si<text:tab/><text:tab/><text:tab/>si</text:span></text:p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2" svg:font-family="Arial" style:font-family-generic="swiss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adornments="10 Regular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er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2354in" fo:margin-right="0in" fo:margin-top="0in" fo:margin-bottom="0in" loext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roid Sans Fallback1" style:font-family-asian="'Droid Sans Fallback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 Fallback1" style:font-family-asian="'Droid Sans Fallback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Antonio Gómez Hernández</meta:initial-creator>
    <meta:creation-date>2013-10-03T08:19:26</meta:creation-date>
    <dc:date>2017-11-13T22:36:09.219644999</dc:date>
    <meta:editing-duration>PT13H42M28S</meta:editing-duration>
    <meta:editing-cycles>67</meta:editing-cycles>
    <meta:generator>LibreOffice/5.4.2.2.0$Linux_X86_64 LibreOffice_project/40m0$Build-2</meta:generator>
    <meta:printed-by>José Antonio Gómez Hernández</meta:printed-by>
    <meta:print-date>2013-10-03T11:05:59</meta:print-date>
    <meta:document-statistic meta:table-count="0" meta:image-count="0" meta:object-count="0" meta:page-count="2" meta:paragraph-count="43" meta:word-count="339" meta:character-count="2293" meta:non-whitespace-character-count="1973"/>
  </office:meta>
</office:document-meta>
</file>